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ize="10pt" officeooo:rsid="000f72dd" officeooo:paragraph-rsid="000f72dd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f72dd" officeooo:paragraph-rsid="000f72d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f72dd" officeooo:paragraph-rsid="000f72dd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normal" officeooo:rsid="000f72dd" officeooo:paragraph-rsid="000f72d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4pt" fo:font-weight="bold" officeooo:rsid="000f72dd" officeooo:paragraph-rsid="000f72dd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4pt" fo:font-weight="bold" officeooo:rsid="00142496" officeooo:paragraph-rsid="00142496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4pt" fo:font-weight="bold" officeooo:rsid="0015361b" officeooo:paragraph-rsid="0015361b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margin-top="0.101cm" fo:margin-bottom="0.101cm" loext:contextual-spacing="false" fo:text-align="start" style:justify-single-word="false"/>
      <style:text-properties style:use-window-font-color="true" fo:font-size="14pt" fo:font-weight="bold" officeooo:rsid="00101955" officeooo:paragraph-rsid="00101955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margin-top="0.101cm" fo:margin-bottom="0.101cm" loext:contextual-spacing="false" fo:text-align="start" style:justify-single-word="false"/>
      <style:text-properties style:use-window-font-color="true" fo:font-size="14pt" fo:font-weight="bold" officeooo:rsid="0010d86f" officeooo:paragraph-rsid="0010d86f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margin-top="0.101cm" fo:margin-bottom="0.101cm" loext:contextual-spacing="false" fo:text-align="start" style:justify-single-word="false"/>
      <style:text-properties style:use-window-font-color="true" fo:font-size="14pt" fo:font-weight="bold" officeooo:rsid="00142496" officeooo:paragraph-rsid="00142496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margin-top="0.201cm" fo:margin-bottom="0.201cm" loext:contextual-spacing="false" fo:text-align="start" style:justify-single-word="false"/>
      <style:text-properties fo:font-size="14pt" fo:font-weight="bold" officeooo:rsid="000f72dd" officeooo:paragraph-rsid="000f72dd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0f72dd" officeooo:paragraph-rsid="000f72dd" style:font-size-asian="10.5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fo:font-size="12pt" fo:font-weight="normal" officeooo:rsid="000f72dd" officeooo:paragraph-rsid="000f72dd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142496" officeooo:paragraph-rsid="00142496" style:font-size-asian="10.5pt" style:font-weight-asian="normal" style:font-size-complex="12pt" style:font-weight-complex="normal"/>
    </style:style>
    <style:style style:name="P15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fo:font-size="12pt" fo:font-weight="normal" officeooo:rsid="00142496" officeooo:paragraph-rsid="00142496" style:font-size-asian="10.5pt" style:font-weight-asian="normal" style:font-size-complex="12pt" style:font-weight-complex="normal"/>
    </style:style>
    <style:style style:name="P16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fo:font-size="12pt" fo:font-weight="normal" officeooo:rsid="0015361b" officeooo:paragraph-rsid="0015361b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15361b" officeooo:paragraph-rsid="0015361b" style:font-size-asian="10.5pt" style:font-weight-asian="normal" style:font-size-complex="12pt" style:font-weight-complex="normal"/>
    </style:style>
    <style:style style:name="P18" style:family="paragraph" style:parent-style-name="Standard" style:list-style-name="L11">
      <style:paragraph-properties fo:margin-top="0cm" fo:margin-bottom="0cm" loext:contextual-spacing="false" fo:text-align="start" style:justify-single-word="false"/>
      <style:text-properties fo:font-size="12pt" fo:font-weight="normal" officeooo:rsid="0015361b" officeooo:paragraph-rsid="0015361b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fo:color="#c9211e" fo:font-size="12pt" fo:font-weight="normal" officeooo:rsid="00101955" officeooo:paragraph-rsid="00101955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use-window-font-color="true" fo:font-size="12pt" fo:font-weight="normal" officeooo:rsid="00101955" officeooo:paragraph-rsid="00101955" style:font-size-asian="10.5pt" style:font-weight-asian="normal" style:font-size-complex="12pt" style:font-weight-complex="normal"/>
    </style:style>
    <style:style style:name="P21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style:use-window-font-color="true" fo:font-size="12pt" fo:font-weight="normal" officeooo:rsid="00101955" officeooo:paragraph-rsid="00101955" style:font-size-asian="10.5pt" style:font-weight-asian="normal" style:font-size-complex="12pt" style:font-weight-complex="normal"/>
    </style:style>
    <style:style style:name="P22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style:use-window-font-color="true" fo:font-size="12pt" fo:font-weight="normal" officeooo:rsid="00101955" officeooo:paragraph-rsid="00101955" style:font-size-asian="10.5pt" style:font-weight-asian="normal" style:font-size-complex="12pt" style:font-weight-complex="normal"/>
    </style:style>
    <style:style style:name="P23" style:family="paragraph" style:parent-style-name="Standard" style:list-style-name="L5">
      <style:paragraph-properties fo:margin-top="0cm" fo:margin-bottom="0cm" loext:contextual-spacing="false" fo:text-align="start" style:justify-single-word="false"/>
      <style:text-properties style:use-window-font-color="true" fo:font-size="12pt" fo:font-weight="normal" officeooo:rsid="00101955" officeooo:paragraph-rsid="00101955" style:font-size-asian="10.5pt" style:font-weight-asian="normal" style:font-size-complex="12pt" style:font-weight-complex="normal"/>
    </style:style>
    <style:style style:name="P24" style:family="paragraph" style:parent-style-name="Standard" style:list-style-name="L5">
      <style:paragraph-properties fo:margin-top="0cm" fo:margin-bottom="0cm" loext:contextual-spacing="false" fo:text-align="start" style:justify-single-word="false"/>
      <style:text-properties style:use-window-font-color="true" fo:font-size="12pt" fo:font-weight="normal" officeooo:rsid="00101955" officeooo:paragraph-rsid="0010d86f" style:font-size-asian="10.5pt" style:font-weight-asian="normal" style:font-size-complex="12pt" style:font-weight-complex="normal"/>
    </style:style>
    <style:style style:name="P25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use-window-font-color="true" fo:font-size="12pt" fo:font-weight="normal" officeooo:rsid="00101955" officeooo:paragraph-rsid="0015361b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style:use-window-font-color="true" fo:font-size="12pt" fo:font-weight="normal" officeooo:rsid="0010d86f" officeooo:paragraph-rsid="0010d86f" style:font-size-asian="10.5pt" style:font-weight-asian="normal" style:font-size-complex="12pt" style:font-weight-complex="normal"/>
    </style:style>
    <style:style style:name="P27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style:use-window-font-color="true" fo:font-size="12pt" fo:font-weight="normal" officeooo:rsid="0010d86f" officeooo:paragraph-rsid="0010d86f" style:font-size-asian="10.5pt" style:font-weight-asian="normal" style:font-size-complex="12pt" style:font-weight-complex="normal"/>
    </style:style>
    <style:style style:name="P28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use-window-font-color="true" fo:font-size="12pt" fo:font-weight="normal" officeooo:rsid="0010d86f" officeooo:paragraph-rsid="0010d86f" style:font-size-asian="10.5pt" style:font-weight-asian="normal" style:font-size-complex="12pt" style:font-weight-complex="normal"/>
    </style:style>
    <style:style style:name="P29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use-window-font-color="true" fo:font-size="12pt" fo:font-weight="normal" officeooo:rsid="00124fd2" officeooo:paragraph-rsid="00124fd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/>
      <style:text-properties style:use-window-font-color="true" fo:font-size="12pt" fo:font-weight="normal" officeooo:rsid="00142496" officeooo:paragraph-rsid="00142496" style:font-size-asian="10.5pt" style:font-weight-asian="normal" style:font-size-complex="12pt" style:font-weight-complex="normal"/>
    </style:style>
    <style:style style:name="P31" style:family="paragraph" style:parent-style-name="Standard" style:list-style-name="L7">
      <style:paragraph-properties fo:margin-top="0cm" fo:margin-bottom="0cm" loext:contextual-spacing="false" fo:text-align="start" style:justify-single-word="false"/>
      <style:text-properties officeooo:paragraph-rsid="00142496"/>
    </style:style>
    <style:style style:name="P32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officeooo:paragraph-rsid="0015361b"/>
    </style:style>
    <style:style style:name="P33" style:family="paragraph" style:parent-style-name="Standard" style:list-style-name="L7">
      <style:paragraph-properties fo:margin-top="0cm" fo:margin-bottom="0cm" loext:contextual-spacing="false" fo:text-align="start" style:justify-single-word="false"/>
      <style:text-properties officeooo:rsid="00142496" officeooo:paragraph-rsid="00142496"/>
    </style:style>
    <style:style style:name="T1" style:family="text">
      <style:text-properties officeooo:rsid="0010d86f"/>
    </style:style>
    <style:style style:name="T2" style:family="text">
      <style:text-properties officeooo:rsid="00124fd2"/>
    </style:style>
    <style:style style:name="T3" style:family="text">
      <style:text-properties officeooo:rsid="00142496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fo:font-size="12pt" fo:font-weight="normal" style:font-size-asian="10.5pt" style:font-weight-asian="normal" style:font-size-complex="12pt" style:font-weight-complex="normal"/>
    </style:style>
    <style:style style:name="T6" style:family="text">
      <style:text-properties style:use-window-font-color="true" fo:font-size="12pt" fo:font-weight="normal" officeooo:rsid="0010d86f" style:font-size-asian="10.5pt" style:font-weight-asian="normal" style:font-size-complex="12pt" style:font-weight-complex="normal"/>
    </style:style>
    <style:style style:name="T7" style:family="text">
      <style:text-properties style:use-window-font-color="true" fo:font-size="12pt" fo:font-weight="normal" officeooo:rsid="00124fd2" style:font-size-asian="10.5pt" style:font-weight-asian="normal" style:font-size-complex="12pt" style:font-weight-complex="normal"/>
    </style:style>
    <style:style style:name="T8" style:family="text">
      <style:text-properties style:use-window-font-color="true" fo:font-size="12pt" fo:font-weight="normal" officeooo:rsid="00142496" style:font-size-asian="10.5pt" style:font-weight-asian="normal" style:font-size-complex="12pt" style:font-weight-complex="normal"/>
    </style:style>
    <style:style style:name="T9" style:family="text">
      <style:text-properties style:use-window-font-color="true" fo:font-size="12pt" fo:font-weight="normal" officeooo:rsid="0015361b" style:font-size-asian="10.5pt" style:font-weight-asian="normal" style:font-size-complex="12pt" style:font-weight-complex="normal"/>
    </style:style>
    <style:style style:name="T10" style:family="text">
      <style:text-properties style:use-window-font-color="true" fo:font-size="12pt" fo:font-weight="normal" officeooo:rsid="00101955" style:font-size-asian="10.5pt" style:font-weight-asian="normal" style:font-size-complex="12pt" style:font-weight-complex="normal"/>
    </style:style>
    <style:style style:name="T11" style:family="text">
      <style:text-properties style:use-window-font-color="true" officeooo:rsid="0015361b"/>
    </style:style>
    <style:style style:name="T12" style:family="text">
      <style:text-properties style:use-window-font-color="true" officeooo:rsid="0010195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Библиотека</text:p>
      <text:p text:style-name="P11">Видение</text:p>
      <text:p text:style-name="P3">Требуется Web-приложение для работы с каталогом Библиотека.</text:p>
      <text:p text:style-name="P3">Приложение должно реализовывать следующие функции:</text:p>
      <text:list xml:id="list914654287" text:style-name="L1">
        <text:list-item>
          <text:p text:style-name="P4">Просмотр каталога Библиотеки;</text:p>
        </text:list-item>
        <text:list-item>
          <text:p text:style-name="P4">Возможность осуществления поиска книг;</text:p>
        </text:list-item>
        <text:list-item>
          <text:p text:style-name="P4">Заказ книг на абонент Читателя или в читальный зал;</text:p>
        </text:list-item>
        <text:list-item>
          <text:p text:style-name="P4">Возвращение книг Читателем в Библиотеку;</text:p>
        </text:list-item>
        <text:list-item>
          <text:p text:style-name="P4">Возможность добавления, редактирования и удаления книг из каталога;</text:p>
        </text:list-item>
        <text:list-item>
          <text:p text:style-name="P4">Возможность редактирования профиля Читателя;</text:p>
        </text:list-item>
        <text:list-item>
          <text:p text:style-name="P4">Просмотр профиля Читателя, а также книг на абоненте.</text:p>
        </text:list-item>
      </text:list>
      <text:p text:style-name="P5">1. Каталог</text:p>
      <text:p text:style-name="P5">1.1. Просмотр каталога библиотеки</text:p>
      <text:p text:style-name="P12">Данный режим программы предназначен для просмотра списка Книг в Библиотеке.</text:p>
      <text:p text:style-name="P12"/>
      <text:p text:style-name="P12">Основной сценарий:</text:p>
      <text:list xml:id="list2971561939" text:style-name="L2">
        <text:list-item>
          <text:p text:style-name="P13">Пользователь выбирает пункт меню «Каталог»;</text:p>
        </text:list-item>
        <text:list-item>
          <text:p text:style-name="P13">Отображается форма просмотра списка всех книг <text:span text:style-name="T3">разбитый на страницы для удобства</text:span>.</text:p>
        </text:list-item>
      </text:list>
      <text:p text:style-name="P19">РИСУНОК</text:p>
      <text:p text:style-name="P20">В списке отображаются следующие колонки:</text:p>
      <text:list xml:id="list72245765" text:style-name="L3">
        <text:list-item>
          <text:p text:style-name="P21">Авторы — авторы книги;</text:p>
        </text:list-item>
        <text:list-item>
          <text:p text:style-name="P21">Название — название книги;</text:p>
        </text:list-item>
        <text:list-item>
          <text:p text:style-name="P21">Жанр — жанр произведения;</text:p>
        </text:list-item>
        <text:list-item>
          <text:p text:style-name="P21">Количество — количество книг в каталоге;</text:p>
        </text:list-item>
        <text:list-item>
          <text:p text:style-name="P27">Заказать — заказать книгу на абонемент или в читальный зал.</text:p>
        </text:list-item>
      </text:list>
      <text:p text:style-name="P8">1.2. Поиск книг в каталоге</text:p>
      <text:p text:style-name="P20">Основной сценарий:</text:p>
      <text:list xml:id="list3627593451" text:style-name="L4">
        <text:list-item>
          <text:p text:style-name="P22">Пользователь находясь в режиме просмотра каталога библиотеки в форме для поиска вводит автора, либо название, либо жанр искомого произведения и нажимает кнопку «Поиск»;</text:p>
        </text:list-item>
        <text:list-item>
          <text:p text:style-name="P22">Отображается форма просмотра найденных книг;</text:p>
        </text:list-item>
      </text:list>
      <text:p text:style-name="P8">1.3. Расширенный поиск книг в каталоге</text:p>
      <text:p text:style-name="P20">Основной сценарий:</text:p>
      <text:list xml:id="list3382678896" text:style-name="L5">
        <text:list-item>
          <text:p text:style-name="P23">Пользователь находясь в режиме просмотра каталога библиотеки нажимает «Расширенный поиск»;</text:p>
        </text:list-item>
        <text:list-item>
          <text:p text:style-name="P23">Отображается расширенная форма поиска;</text:p>
        </text:list-item>
        <text:list-item>
          <text:p text:style-name="P23">Пользова<text:span text:style-name="T1">тель вводит в поле </text:span>«Автор» <text:span text:style-name="T1">автора книги, в поле «Название» - название, в поле «Жанр» - выбирает жанр из списка и нажимает кнопку «Поиск»;</text:span></text:p>
        </text:list-item>
        <text:list-item>
          <text:p text:style-name="P24">Отображается форма просмотра найденных книг;</text:p>
        </text:list-item>
      </text:list>
      <text:p text:style-name="P9">1.4. Заказ книг на абонемент или в читальный зал</text:p>
      <text:p text:style-name="P26">Основной сценарий:</text:p>
      <text:list xml:id="list810774741" text:style-name="L6">
        <text:list-item>
          <text:p text:style-name="P28">Пользователь находясь в ре<text:span text:style-name="T2">жиме просмотра каталога библиотеки нажимает кнопку «Заказать»;</text:span></text:p>
        </text:list-item>
        <text:list-item>
          <text:p text:style-name="P29">Отображается модальное окно заказа;</text:p>
        </text:list-item>
        <text:list-item>
          <text:p text:style-name="P29">Пользователь вводит номер абонента и выбирает «на абонент» или «в читальный зал».</text:p>
        </text:list-item>
        <text:list-item>
          <text:p text:style-name="P29">Книга добавляется в список Книг пользователя и отображается <text:span text:style-name="T3">страница просмотра книг каталога.</text:span></text:p>
        </text:list-item>
      </text:list>
      <text:p text:style-name="P10">1.5. Добавление книги в каталога</text:p>
      <text:p text:style-name="P30"><text:soft-page-break/>Основной сценарий:</text:p>
      <text:list xml:id="list928584545" text:style-name="L7">
        <text:list-item>
          <text:p text:style-name="P31"><text:span text:style-name="T6">Пользователь находясь в ре</text:span><text:span text:style-name="T7">жиме просмотра каталога библиотеки нажимает кнопку «</text:span><text:span text:style-name="T8">Добавить книгу</text:span><text:span text:style-name="T7">»;</text:span></text:p>
        </text:list-item>
        <text:list-item>
          <text:p text:style-name="P33"><text:span text:style-name="T7">О</text:span><text:span text:style-name="T5">тображается новая страница с формой добавления книги;</text:span></text:p>
        </text:list-item>
        <text:list-item>
          <text:p text:style-name="P33"><text:span text:style-name="T5">Пользователь вводит необходимые данные автора, названия и жанра книги в соответствующие поля;</text:span></text:p>
        </text:list-item>
        <text:list-item>
          <text:p text:style-name="P33"><text:span text:style-name="T5">Нажимает кнопку «Сохранить»;</text:span></text:p>
        </text:list-item>
        <text:list-item>
          <text:p text:style-name="P33"><text:span text:style-name="T5">Происходит проверка введенных данных на корректность, при необходимости пользователь исправляет данные и снова нажимает «Сохранить»;</text:span></text:p>
        </text:list-item>
        <text:list-item>
          <text:p text:style-name="P33"><text:span text:style-name="T5">При дачном стечении появляется сообщение «Добавление выполнено успешно», иначе сообщение об ошибке.</text:span></text:p>
        </text:list-item>
      </text:list>
      <text:p text:style-name="P6"><text:span text:style-name="T4">2. Профиль абонента</text:span></text:p>
      <text:p text:style-name="P6"><text:span text:style-name="T4">2.1. Просмотр профиля абонента</text:span></text:p>
      <text:p text:style-name="P14"><text:span text:style-name="T4">Данный режим программы предназначен для просмотра данных Абонента и списка заказанных книг.</text:span></text:p>
      <text:p text:style-name="P14"><text:span text:style-name="T4"/></text:p>
      <text:p text:style-name="P14"><text:span text:style-name="T4">Основной сценарий:</text:span></text:p>
      <text:list xml:id="list2729911146" text:style-name="L8">
        <text:list-item>
          <text:p text:style-name="P15"><text:span text:style-name="T4">При нажатии кнопки меню «Профиль абонента» отображается страница профиля и списка книг абонента;</text:span></text:p>
        </text:list-item>
        <text:list-item>
          <text:p text:style-name="P15"><text:span text:style-name="T4">Страница профиля несет в себе информацию: </text:span><text:span text:style-name="T11">номер абонента, его фамилия, имя и отчество и дата регистрации;</text:span></text:p>
        </text:list-item>
        <text:list-item>
          <text:p text:style-name="P16"><text:span text:style-name="T4">Ниже данных абонента отображается список книг.</text:span></text:p>
        </text:list-item>
      </text:list>
      <text:p text:style-name="P17"><text:span text:style-name="T4">Следующие колонки в списке книг:</text:span></text:p>
      <text:list xml:id="list1943380864" text:style-name="L9">
        <text:list-item>
          <text:p text:style-name="P25">Авторы — авторы книги;</text:p>
        </text:list-item>
        <text:list-item>
          <text:p text:style-name="P25">Название — название книги;</text:p>
        </text:list-item>
        <text:list-item>
          <text:p text:style-name="P25">Жанр — жанр произведения;</text:p>
        </text:list-item>
        <text:list-item>
          <text:p text:style-name="P32"><text:span text:style-name="T9">Кнопка «вернуть книгу»</text:span><text:span text:style-name="T10">.</text:span></text:p>
        </text:list-item>
      </text:list>
      <text:p text:style-name="P7"><text:span text:style-name="T12">2.</text:span><text:span text:style-name="T4">2. Возвращение книги в библиотеку</text:span></text:p>
      <text:p text:style-name="P17"><text:span text:style-name="T4">Основной сценарий:</text:span></text:p>
      <text:list xml:id="list3286611644" text:style-name="L11">
        <text:list-item>
          <text:p text:style-name="P18"><text:span text:style-name="T4">Пользователь находясь в режиме «профиля абонента» нажимает кнопку «Вернуть книгу» у соответствующей книги;</text:span></text:p>
        </text:list-item>
        <text:list-item>
          <text:p text:style-name="P18"><text:span text:style-name="T4">Отображается модальное окно подтверждения;</text:span></text:p>
        </text:list-item>
        <text:list-item>
          <text:p text:style-name="P18"><text:span text:style-name="T4">При нажатии «Ок» книга удаляется из списка книг абонента;</text:span></text:p>
        </text:list-item>
        <text:list-item>
          <text:p text:style-name="P18"><text:span text:style-name="T4">При нажатии «Отмена» отменяется возвращение книги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officeooo:rsid="000f72dd" officeooo:paragraph-rsid="000f72d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.609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Функциональная спецификация программы «Библиотека» v. 1.0 от 14.02.2020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4T18:23:48.113813883</meta:creation-date>
    <dc:date>2021-02-14T20:32:48.305105986</dc:date>
    <meta:editing-duration>PT10M8S</meta:editing-duration>
    <meta:editing-cycles>1</meta:editing-cycles>
    <meta:document-statistic meta:table-count="0" meta:image-count="0" meta:object-count="0" meta:page-count="2" meta:paragraph-count="67" meta:word-count="481" meta:character-count="3420" meta:non-whitespace-character-count="3039"/>
    <meta:generator>LibreOffice/6.4.6.2$Linux_X86_64 LibreOffice_project/40$Build-2</meta:generator>
  </office:meta>
</office:document-meta>
</file>